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ext-properties fo:color="#800080"/>
    </style:style>
    <style:style style:name="ce7" style:family="table-cell" style:parent-style-name="Default" style:data-style-name="N8110">
      <style:table-cell-properties style:rotation-align="none"/>
    </style:style>
    <style:style style:name="ce8" style:family="table-cell" style:parent-style-name="Default" style:data-style-name="N3">
      <style:text-properties fo:color="#2a6099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 style:data-style-name="N37"/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10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11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p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7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5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8" office:value-type="float" office:value="567000">
            <text:p>567.000</text:p>
          </table:table-cell>
          <table:table-cell table:style-name="ce5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16000">
            <text:p>16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6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17-01-2019</text:date>, <text:time>14:5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Win32 OpenOffice.org_project/416m1$Build-9790</meta:generator>
    <dc:date>2019-01-17T14:51:34.71</dc:date>
    <dc:creator>Máximo Meza</dc:creator>
    <meta:editing-duration>PT1H12M59S</meta:editing-duration>
    <meta:editing-cycles>9</meta:editing-cycles>
    <meta:document-statistic meta:table-count="3" meta:cell-count="172" meta:object-count="0"/>
  </office:meta>
</office:document-meta>
</file>